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uentos%20de%20hadas%20Teatro" text:style-name="Internet_20_link" text:visited-style-name="Visited_20_Internet_20_Link">Cuentos de hadas Teatro</text:a></text:p>
      <text:p text:style-name="Standard"><text:a xlink:type="simple" xlink:href="https://search.worldcat.org/fr/search?q=su%3APelículas%20cinematográficas%20animadas" text:style-name="Internet_20_link" text:visited-style-name="Visited_20_Internet_20_Link"><text:span text:style-name="T3">Películas cinematográficas animadas</text:span></text:a></text:p>
      <text:p text:style-name="Standard"><text:a xlink:type="simple" xlink:href="https://search.worldcat.org/fr/search?q=su%3APelículas%20cinematográficas%20para%20niños" text:style-name="Internet_20_link" text:visited-style-name="Visited_20_Internet_20_Link"><text:span text:style-name="T3">Películas cinematográficas para niños</text:span>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55:03.564000000</dc:date>
    <meta:editing-duration>PT3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11" meta:character-count="95" meta:non-whitespace-character-count="87"/>
  </office:meta>
</office:document-meta>
</file>